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Frutiger Next LT W1G" svg:font-family="'Frutiger Next LT W1G'"/>
    <style:font-face style:name="Frutiger Next LT W1G1" svg:font-family="'Frutiger Next LT W1G'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Frutiger Next LT W1G1" officeooo:rsid="00372d07" officeooo:paragraph-rsid="00372d07"/>
    </style:style>
    <style:style style:name="P2" style:family="paragraph" style:parent-style-name="Heading_20_2">
      <style:text-properties style:font-name="Frutiger Next LT W1G1" officeooo:rsid="00372d07" officeooo:paragraph-rsid="00372d07"/>
    </style:style>
    <style:style style:name="P3" style:family="paragraph" style:parent-style-name="Heading_20_3">
      <style:text-properties style:font-name="Frutiger Next LT W1G1" officeooo:rsid="00299e46" officeooo:paragraph-rsid="00299e46"/>
    </style:style>
    <style:style style:name="P4" style:family="paragraph" style:parent-style-name="Heading_20_3">
      <style:text-properties style:font-name="Frutiger Next LT W1G1" officeooo:rsid="002caf33" officeooo:paragraph-rsid="002caf33"/>
    </style:style>
    <style:style style:name="P5" style:family="paragraph" style:parent-style-name="Heading_20_3">
      <style:text-properties style:font-name="Frutiger Next LT W1G1" officeooo:rsid="00372d07" officeooo:paragraph-rsid="00372d07"/>
    </style:style>
    <style:style style:name="P6" style:family="paragraph" style:parent-style-name="Text_20_body">
      <style:text-properties style:font-name="Frutiger Next LT W1G1" officeooo:rsid="00310cf0" officeooo:paragraph-rsid="00372d07"/>
    </style:style>
    <style:style style:name="P7" style:family="paragraph" style:parent-style-name="Text_20_body" style:list-style-name="L1">
      <style:text-properties style:font-name="Frutiger Next LT W1G1" officeooo:rsid="00372d07" officeooo:paragraph-rsid="00372d07"/>
    </style:style>
    <style:style style:name="P8" style:family="paragraph" style:parent-style-name="Text_20_body">
      <style:text-properties style:font-name="Frutiger Next LT W1G1" officeooo:rsid="00372d07" officeooo:paragraph-rsid="00372d07"/>
    </style:style>
    <style:style style:name="P9" style:family="paragraph" style:parent-style-name="Text_20_body" style:list-style-name="L1">
      <style:text-properties style:font-name="Frutiger Next LT W1G1" officeooo:rsid="0038a40f" officeooo:paragraph-rsid="0038a40f"/>
    </style:style>
    <style:style style:name="P10" style:family="paragraph" style:parent-style-name="Text_20_body">
      <style:text-properties officeooo:rsid="00372d07" officeooo:paragraph-rsid="00372d07"/>
    </style:style>
    <style:style style:name="P11" style:family="paragraph" style:parent-style-name="Text_20_body" style:list-style-name="L1">
      <style:text-properties officeooo:rsid="00372d07" officeooo:paragraph-rsid="00372d07"/>
    </style:style>
    <style:style style:name="P12" style:family="paragraph" style:parent-style-name="Heading_20_1">
      <style:paragraph-properties fo:text-align="center" style:justify-single-word="false"/>
      <style:text-properties style:font-name="Frutiger Next LT W1G1" officeooo:paragraph-rsid="001dabd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99e46"/>
    </style:style>
    <style:style style:name="T3" style:family="text">
      <style:text-properties style:font-name="Frutiger Next LT W1G1"/>
    </style:style>
    <style:style style:name="T4" style:family="text">
      <style:text-properties style:font-name="Frutiger Next LT W1G1" officeooo:rsid="002b59da"/>
    </style:style>
    <style:style style:name="T5" style:family="text">
      <style:text-properties style:font-name="Frutiger Next LT W1G1" officeooo:rsid="00299e46"/>
    </style:style>
    <style:style style:name="T6" style:family="text">
      <style:text-properties style:font-name="Frutiger Next LT W1G1" fo:font-style="italic" style:font-style-asian="italic" style:font-style-complex="italic"/>
    </style:style>
    <style:style style:name="T7" style:family="text">
      <style:text-properties style:font-name="Frutiger Next LT W1G1" fo:font-style="normal" style:font-style-asian="normal" style:font-style-complex="normal"/>
    </style:style>
    <style:style style:name="T8" style:family="text">
      <style:text-properties style:font-name="Frutiger Next LT W1G1" fo:font-style="normal" officeooo:rsid="00299e46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99e46" style:font-style-asian="normal" style:font-style-complex="normal"/>
    </style:style>
    <style:style style:name="T11" style:family="text">
      <style:text-properties officeooo:rsid="00360c40"/>
    </style:style>
    <style:style style:name="T12" style:family="text">
      <style:text-properties officeooo:rsid="00372d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Tutorial <text:span text:style-name="T11">6</text:span>: <text:span text:style-name="T2">LED Strips (WS2812)</text:span></text:h>
      <text:h text:style-name="P2" text:outline-level="2">Goals</text:h>
      <text:p text:style-name="P1">You can install and use external libraries. You know how to use WS2812 LED strips.</text:p>
      <text:h text:style-name="P2" text:outline-level="2">Exercises</text:h>
      <text:p text:style-name="P6">Build following circuits on a breadboard.</text:p>
      <text:h text:style-name="P5" text:outline-level="3">Safely connecting WS2812 LED strips</text:h>
      <text:p text:style-name="P10"><text:span text:style-name="T3">LED strips are very sensitive to short burts of current as they can happen when plugging in the strip or connecting the Arduino via USB (see </text:span><text:a xlink:type="simple" xlink:href="https://learn.adafruit.com/adafruit-neopixel-uberguide/best-practices" text:style-name="Internet_20_link" text:visited-style-name="Visited_20_Internet_20_Link"><text:span text:style-name="T4">https://learn.adafruit.com/adafruit-neopixel-uberguide/best-practices</text:span></text:a><text:span text:style-name="T3">)</text:span></text:p>
      <text:list xml:id="list1162220459" text:style-name="L1">
        <text:list-item>
          <text:p text:style-name="P7">Connect the LED strip and open the <text:span text:style-name="T1">“strand test”</text:span><text:span text:style-name="T9"> sample. Place a rather big capacitor (at least 47 </text:span><text:span text:style-name="T10">µF</text:span><text:span text:style-name="T9">) between the power supply pins of the strip and a dropping resistor between pin 6 of the Arduino and the data pin of the strip. Adjust the constant for the strip’s length in sample code.</text:span></text:p>
        </text:list-item>
      </text:list>
      <text:h text:style-name="P3" text:outline-level="3"><text:span text:style-name="T12">Programming the </text:span>WS2812 LED <text:span text:style-name="T12">strip</text:span></text:h>
      <text:p text:style-name="P8">Connect the Arduino and upload the sample program. The strip should glow now.</text:p>
      <text:list xml:id="list165622546579731" text:continue-numbering="true" text:style-name="L1">
        <text:list-item>
          <text:p text:style-name="P11"><text:span text:style-name="T5">C</text:span><text:span text:style-name="T3">hange the </text:span><text:span text:style-name="T6">wait</text:span><text:span text:style-name="T7"> parameter for all calls of </text:span><text:span text:style-name="T6">colorWipe</text:span><text:span text:style-name="T7"> from 50 to 200. What do you expect? Test the program.</text:span></text:p>
        </text:list-item>
        <text:list-item>
          <text:p text:style-name="P11"><text:span text:style-name="T8">C</text:span><text:span text:style-name="T7">hange the </text:span><text:span text:style-name="T6">wait</text:span><text:span text:style-name="T7"> parameter for all calls of </text:span><text:span text:style-name="T6">colorWipe</text:span><text:span text:style-name="T7"> from 200 to 300. What do you expect? Test the program.</text:span></text:p>
        </text:list-item>
      </text:list>
      <text:h text:style-name="P4" text:outline-level="3">Animation<text:span text:style-name="T12">s</text:span></text:h>
      <text:list xml:id="list165621754176600" text:continue-numbering="true" text:style-name="L1">
        <text:list-item>
          <text:p text:style-name="P9">Write a program that makes one colored pixel move back and forth over the strip.</text:p>
        </text:list-item>
        <text:list-item>
          <text:p text:style-name="P9">Adjust the program so there are always two less bright pixels next to the pixel in the last exercise.</text:p>
        </text:list-item>
        <text:list-item>
          <text:p text:style-name="P9">Add a button to your circuit. Write a program that creates a pixel that moves across the LED strip, when the button is pressed. You should be able to create multiple pixels simultaniously. Which data structure is suitable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Frutiger Next LT W1G" svg:font-family="'Frutiger Next LT W1G'"/>
    <style:font-face style:name="Frutiger Next LT W1G1" svg:font-family="'Frutiger Next LT W1G'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8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style-name="Book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Frutiger Next LT W1G" fo:font-family="'Frutiger Next LT W1G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shadow="none"/>
      <style:text-properties fo:font-size="14pt" fo:font-weight="bold" fo:background-color="transparent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09:22:36.388667016</meta:creation-date>
    <meta:editing-duration>P2DT22H4M38S</meta:editing-duration>
    <meta:editing-cycles>27</meta:editing-cycles>
    <meta:generator>LibreOffice/6.1.5.2$Linux_X86_64 LibreOffice_project/10$Build-2</meta:generator>
    <meta:initial-creator>Raphael Wimmer</meta:initial-creator>
    <dc:date>2019-10-11T16:56:20.974190360</dc:date>
    <meta:printed-by>Raphael Wimmer</meta:printed-by>
    <meta:print-date>2016-09-28T10:44:18.980780957</meta:print-date>
    <meta:document-statistic meta:table-count="0" meta:image-count="0" meta:object-count="0" meta:page-count="1" meta:paragraph-count="16" meta:word-count="254" meta:character-count="1446" meta:non-whitespace-character-count="1217"/>
  </office:meta>
</office:document-meta>
</file>